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1.3083in" style:rel-column-width="1884*"/>
    </style:style>
    <style:style style:name="Table1.B" style:family="table-column">
      <style:table-column-properties style:column-width="1.4417in" style:rel-column-width="2076*"/>
    </style:style>
    <style:style style:name="Table1.C" style:family="table-column">
      <style:table-column-properties style:column-width="1.4333in" style:rel-column-width="2064*"/>
    </style:style>
    <style:style style:name="Table1.D" style:family="table-column">
      <style:table-column-properties style:column-width="1.5667in" style:rel-column-width="2256*"/>
    </style:style>
    <style:style style:name="Table1.E" style:family="table-column">
      <style:table-column-properties style:column-width="1.175in" style:rel-column-width="1692*"/>
    </style:style>
    <style:style style:name="Table1.A1" style:family="table-cell">
      <style:table-cell-properties fo:padding="0.0382in" fo:border="none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083a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1a083a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end" style:justify-single-word="false"/>
      <style:text-properties fo:font-size="12pt" fo:font-weight="normal" officeooo:rsid="001a083a" officeooo:paragraph-rsid="001a083a" style:font-size-asian="10.5pt" style:font-weight-asian="normal" style:font-size-complex="12pt" style:font-weight-complex="normal"/>
    </style:style>
    <style:style style:name="P4" style:family="paragraph" style:parent-style-name="Standard">
      <style:text-properties officeooo:rsid="001a083a" officeooo:paragraph-rsid="001a083a"/>
    </style:style>
    <style:style style:name="P5" style:family="paragraph" style:parent-style-name="Standard">
      <style:paragraph-properties fo:text-align="start" style:justify-single-word="false"/>
      <style:text-properties officeooo:rsid="001a083a" officeooo:paragraph-rsid="001a083a"/>
    </style:style>
    <style:style style:name="P6" style:family="paragraph" style:parent-style-name="Standard">
      <style:text-properties fo:color="#000000" style:font-name="Consolas" fo:font-size="9.5pt" style:font-size-asian="9.5pt" fo:background-color="#ffffff"/>
    </style:style>
    <style:style style:name="P7" style:family="paragraph" style:parent-style-name="Standard">
      <style:text-properties officeooo:rsid="001a3413" officeooo:paragraph-rsid="001a3413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a3413" officeooo:paragraph-rsid="001a3413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8pt" fo:font-weight="bold" officeooo:rsid="001a3413" officeooo:paragraph-rsid="001a3413" style:font-size-asian="18pt" style:font-weight-asian="bold" style:font-size-complex="18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rsid="001dca84" officeooo:paragraph-rsid="001dca84"/>
    </style:style>
    <style:style style:name="P11" style:family="paragraph" style:parent-style-name="Preformatted_20_Text">
      <style:paragraph-properties fo:text-align="start" style:justify-single-word="false"/>
      <style:text-properties fo:color="#000000" style:font-name="Courier New" fo:font-size="9pt" officeooo:rsid="001a083a" officeooo:paragraph-rsid="001a083a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officeooo:paragraph-rsid="001a3413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.1965in" loext:contextual-spacing="false" fo:background-color="#ffffff"/>
      <style:text-properties fo:color="#000000" style:font-name="Courier New" fo:font-size="9pt"/>
    </style:style>
    <style:style style:name="P15" style:family="paragraph" style:parent-style-name="Table_20_Contents">
      <style:paragraph-properties fo:text-align="start" style:justify-single-word="false"/>
      <style:text-properties officeooo:rsid="001a4bcc" officeooo:paragraph-rsid="001a4bcc"/>
    </style:style>
    <style:style style:name="P16" style:family="paragraph" style:parent-style-name="Table_20_Contents">
      <style:paragraph-properties fo:text-align="start" style:justify-single-word="false"/>
      <style:text-properties officeooo:rsid="001a4bcc" officeooo:paragraph-rsid="001ad7a6"/>
    </style:style>
    <style:style style:name="P17" style:family="paragraph" style:parent-style-name="Table_20_Contents">
      <style:paragraph-properties fo:text-align="center" style:justify-single-word="false"/>
      <style:text-properties officeooo:rsid="001a4bcc" officeooo:paragraph-rsid="001a4bcc"/>
    </style:style>
    <style:style style:name="P18" style:family="paragraph" style:parent-style-name="Table_20_Contents">
      <style:paragraph-properties fo:text-align="center" style:justify-single-word="false"/>
      <style:text-properties officeooo:rsid="001a4bcc" officeooo:paragraph-rsid="001ad7a6"/>
    </style:style>
    <style:style style:name="P19" style:family="paragraph" style:parent-style-name="Table_20_Contents">
      <style:paragraph-properties fo:text-align="center" style:justify-single-word="false"/>
      <style:text-properties officeooo:rsid="001aa517" officeooo:paragraph-rsid="001aa517"/>
    </style:style>
    <style:style style:name="P20" style:family="paragraph" style:parent-style-name="Table_20_Contents">
      <style:paragraph-properties fo:text-align="start" style:justify-single-word="false"/>
      <style:text-properties officeooo:rsid="001ad7a6" officeooo:paragraph-rsid="001ad7a6"/>
    </style:style>
    <style:style style:name="P21" style:family="paragraph" style:parent-style-name="Table_20_Contents">
      <style:paragraph-properties fo:text-align="center" style:justify-single-word="false"/>
      <style:text-properties officeooo:rsid="001ad7a6" officeooo:paragraph-rsid="001ad7a6"/>
    </style:style>
    <style:style style:name="P22" style:family="paragraph" style:parent-style-name="Table_20_Contents">
      <style:paragraph-properties fo:text-align="start" style:justify-single-word="false"/>
      <style:text-properties officeooo:rsid="001b2ed9" officeooo:paragraph-rsid="001b2ed9"/>
    </style:style>
    <style:style style:name="P23" style:family="paragraph" style:parent-style-name="Table_20_Contents">
      <style:paragraph-properties fo:text-align="start" style:justify-single-word="false"/>
      <style:text-properties officeooo:rsid="001d0e63" officeooo:paragraph-rsid="001d0e63"/>
    </style:style>
    <style:style style:name="P24" style:family="paragraph" style:parent-style-name="Table_20_Contents">
      <style:paragraph-properties fo:text-align="start" style:justify-single-word="false"/>
      <style:text-properties officeooo:rsid="001d5d9d" officeooo:paragraph-rsid="001d5d9d"/>
    </style:style>
    <style:style style:name="P25" style:family="paragraph" style:parent-style-name="Table_20_Contents">
      <style:paragraph-properties fo:text-align="center" style:justify-single-word="false"/>
      <style:text-properties officeooo:rsid="001d5d9d" officeooo:paragraph-rsid="001d5d9d"/>
    </style:style>
    <style:style style:name="P26" style:family="paragraph" style:parent-style-name="Table_20_Contents">
      <style:paragraph-properties fo:text-align="start" style:justify-single-word="false"/>
      <style:text-properties officeooo:rsid="001dca84" officeooo:paragraph-rsid="001dca84"/>
    </style:style>
    <style:style style:name="T1" style:family="text">
      <style:text-properties officeooo:rsid="001a3413"/>
    </style:style>
    <style:style style:name="T2" style:family="text">
      <style:text-properties fo:color="#2b91af" style:font-name="Consolas" fo:font-size="9.5pt" style:font-size-asian="9.5pt" fo:background-color="#ffffff"/>
    </style:style>
    <style:style style:name="T3" style:family="text">
      <style:text-properties fo:color="#000000" style:font-name="Consolas" fo:font-size="9.5pt" style:font-size-asian="9.5pt" fo:background-color="#ffffff"/>
    </style:style>
    <style:style style:name="T4" style:family="text">
      <style:text-properties fo:color="#000000" style:font-name="Consolas" fo:font-size="9.5pt" officeooo:rsid="001a3413" style:font-size-asian="9.5pt" fo:background-color="#ffffff"/>
    </style:style>
    <style:style style:name="T5" style:family="text">
      <style:text-properties fo:color="#000000" style:font-name="Consolas" fo:background-color="#ffffff"/>
    </style:style>
    <style:style style:name="T6" style:family="text">
      <style:text-properties fo:color="#0000ff" style:font-name="Consolas" fo:font-size="9.5pt" style:font-size-asian="9.5pt" fo:background-color="#ffffff"/>
    </style:style>
    <style:style style:name="T7" style:family="text">
      <style:text-properties fo:color="#0000ff" style:font-name="Courier New" fo:font-size="9pt"/>
    </style:style>
    <style:style style:name="T8" style:family="text">
      <style:text-properties fo:color="#808080" style:font-name="Consolas" fo:font-size="9.5pt" style:font-size-asian="9.5pt" fo:background-color="#ffffff"/>
    </style:style>
    <style:style style:name="T9" style:family="text">
      <style:text-properties fo:color="#008080" style:font-name="Consolas" fo:font-size="9.5pt" style:font-size-asian="9.5pt" fo:background-color="#ffffff"/>
    </style:style>
    <style:style style:name="T10" style:family="text">
      <style:text-properties fo:color="#a31515" style:font-name="Consolas" fo:font-size="9.5pt" style:font-size-asian="9.5pt" fo:background-color="#ffffff"/>
    </style:style>
    <style:style style:name="T11" style:family="text">
      <style:text-properties fo:font-weight="bold" officeooo:rsid="001a4bcc" style:font-weight-asian="bold" style:font-weight-complex="bold"/>
    </style:style>
    <style:style style:name="T12" style:family="text">
      <style:text-properties style:font-name="Courier New" fo:font-size="9pt"/>
    </style:style>
    <style:style style:name="T13" style:family="text">
      <style:text-properties style:font-name="Courier New" fo:font-size="9pt" officeooo:rsid="001a3413"/>
    </style:style>
    <style:style style:name="T14" style:family="text">
      <style:text-properties fo:color="#000080" fo:font-weight="bold"/>
    </style:style>
    <style:style style:name="T15" style:family="text">
      <style:text-properties fo:color="#000080" style:font-name="Courier New" fo:font-size="9pt" fo:font-weight="bold"/>
    </style:style>
    <style:style style:name="T16" style:family="text">
      <style:text-properties fo:color="#20999d"/>
    </style:style>
    <style:style style:name="T17" style:family="text">
      <style:text-properties fo:color="#20999d" style:font-name="Courier New" fo:font-size="9pt"/>
    </style:style>
    <style:style style:name="T18" style:family="text">
      <style:text-properties fo:color="#008000" style:font-name="Courier New" fo:font-size="9pt" fo:font-weight="bold"/>
    </style:style>
    <style:style style:name="T19" style:family="text">
      <style:text-properties fo:color="#660e7a" style:font-name="Courier New" fo:font-size="9pt" fo:font-weight="bold"/>
    </style:style>
    <style:style style:name="T20" style:family="text">
      <style:text-properties fo:color="#660e7a" style:font-name="Courier New" fo:font-size="9pt" fo:font-style="italic" fo:font-weight="bold"/>
    </style:style>
    <style:style style:name="T21" style:family="text">
      <style:text-properties fo:color="#808000"/>
    </style:style>
    <style:style style:name="T22" style:family="text">
      <style:text-properties fo:color="#808000" style:font-name="Courier New" fo:font-size="9pt"/>
    </style:style>
    <style:style style:name="T23" style:family="text">
      <style:text-properties officeooo:rsid="001a4bc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ADER MIHAI</text:p>
      <text:p text:style-name="P3">Grupa: 237</text:p>
      <text:p text:style-name="P2"/>
      <text:p text:style-name="P2">Laborator 2 (PPD) </text:p>
      <text:p text:style-name="P1"/>
      <text:p text:style-name="P4">Cerinta:</text:p>
      <text:p text:style-name="P4"><text:tab/>A) Generalizati programul de la laboratorul 1 (pct. A) prin inlocuirea operatiei de adunare cu un operator binar asociativ. Cum s-ar putea generaliza si tipul operanzilor? </text:p>
      <text:p text:style-name="P4"><text:tab/>· Implementati un program pentru adunare matrice de numere complexe. </text:p>
      <text:p text:style-name="P4"><text:tab/>· Testati programul generalizat pentru diferiti operatori si pentru numar diferit de thread-uri si analizati timpul de executie. </text:p>
      <text:p text:style-name="P4"><text:tab/>B) Transcrieti programul in C++11. Recomandari: Folositi expresii lambda pentru definirea operatorilor! </text:p>
      <text:p text:style-name="P4"/>
      <text:p text:style-name="P4">1. Specificare (C++ / Java)</text:p>
      <text:p text:style-name="P4"><text:tab/>In ambele programe am facut o clasa Matrix(c++)/GeneralMatrix(java) care poate contine orice tip de elemente. <text:span text:style-name="T1">In java generez matricile de numere double, sau numere complexe. In c++ doar le incarc. Crearea threadurilor este generala, pentru Matrici cu orice tip de elemente in ambele programe.</text:span></text:p>
      <text:p text:style-name="P7">Threadurile pot fi create cu matrici care contin orice tip de operanzi si orice fel de operator asociativ.</text:p>
      <text:p text:style-name="P4"><text:span text:style-name="T3"/></text:p>
      <text:p text:style-name="P9"><text:span text:style-name="T5">C++</text:span></text:p>
      <text:p text:style-name="P8"><text:span text:style-name="T3"/></text:p>
      <text:p text:style-name="P4"><text:span text:style-name="T6">template</text:span><text:span text:style-name="T3">&lt;</text:span><text:span text:style-name="T6">class</text:span><text:span text:style-name="T3"> </text:span><text:span text:style-name="T2">T</text:span><text:span text:style-name="T3">&gt; </text:span><text:span text:style-name="T6">void</text:span><text:span text:style-name="T3"> threadFunction(</text:span><text:span text:style-name="T6">int</text:span><text:span text:style-name="T3"> </text:span><text:span text:style-name="T8">start</text:span><text:span text:style-name="T3">, </text:span><text:span text:style-name="T6">int</text:span><text:span text:style-name="T3"> </text:span><text:span text:style-name="T8">end</text:span><text:span text:style-name="T3">, </text:span><text:span text:style-name="T2">Matrix</text:span><text:span text:style-name="T3">&lt;</text:span><text:span text:style-name="T2">T</text:span><text:span text:style-name="T3">&gt; </text:span><text:span text:style-name="T8">a</text:span><text:span text:style-name="T3">, </text:span><text:span text:style-name="T2">Matrix</text:span><text:span text:style-name="T3">&lt;</text:span><text:span text:style-name="T2">T</text:span><text:span text:style-name="T3">&gt; </text:span><text:span text:style-name="T8">b</text:span><text:span text:style-name="T3">, </text:span><text:span text:style-name="T2">Matrix</text:span><text:span text:style-name="T3">&lt;</text:span><text:span text:style-name="T2">T</text:span><text:span text:style-name="T3">&gt; &amp;</text:span><text:span text:style-name="T8">c</text:span><text:span text:style-name="T3">, </text:span><text:span text:style-name="T2">function</text:span><text:span text:style-name="T3">&lt;</text:span><text:span text:style-name="T2">T</text:span><text:span text:style-name="T3"> (</text:span><text:span text:style-name="T2">T</text:span><text:span text:style-name="T3">, </text:span><text:span text:style-name="T2">T</text:span><text:span text:style-name="T3">)&gt; </text:span><text:span text:style-name="T8">func</text:span><text:span text:style-name="T3">)</text:span></text:p>
      <text:p text:style-name="Standard"><text:span text:style-name="T3">{</text:span></text:p>
      <text:p text:style-name="Standard"><text:span text:style-name="T3"><text:tab/></text:span><text:span text:style-name="T6">int</text:span><text:span text:style-name="T3"> m = </text:span><text:span text:style-name="T8">a</text:span><text:span text:style-name="T3">.getCol();</text:span></text:p>
      <text:p text:style-name="Standard"><text:span text:style-name="T3"><text:tab/></text:span><text:span text:style-name="T6">int</text:span><text:span text:style-name="T3"> n = </text:span><text:span text:style-name="T8">a</text:span><text:span text:style-name="T3">.getLine();</text:span></text:p>
      <text:p text:style-name="Standard"><text:span text:style-name="T3">//</text:span><text:span text:style-name="T4">calculez valoarea indicilor la pozitia de inceput</text:span></text:p>
      <text:p text:style-name="Standard"><text:span text:style-name="T3"><text:tab/></text:span><text:span text:style-name="T6">int</text:span><text:span text:style-name="T3"> i = </text:span><text:span text:style-name="T8">start</text:span><text:span text:style-name="T3"> / m; </text:span></text:p>
      <text:p text:style-name="Standard"><text:span text:style-name="T3"><text:tab/></text:span><text:span text:style-name="T6">int</text:span><text:span text:style-name="T3"> j = </text:span><text:span text:style-name="T8">start</text:span><text:span text:style-name="T3"> % m;</text:span></text:p>
      <text:p text:style-name="Standard"><text:span text:style-name="T3"><text:tab/></text:span><text:span text:style-name="T6">for</text:span><text:span text:style-name="T3"> (</text:span><text:span text:style-name="T6">int</text:span><text:span text:style-name="T3"> k = </text:span><text:span text:style-name="T8">start</text:span><text:span text:style-name="T3">; k &lt; </text:span><text:span text:style-name="T8">end</text:span><text:span text:style-name="T3">; k++) {</text:span></text:p>
      <text:p text:style-name="Standard"><text:span text:style-name="T3"><text:tab/><text:tab/></text:span><text:span text:style-name="T6">if</text:span><text:span text:style-name="T3"> (j &gt;= m) {</text:span></text:p>
      <text:p text:style-name="Standard"><text:span text:style-name="T3"><text:tab/><text:tab/><text:tab/>j = 0;</text:span></text:p>
      <text:p text:style-name="Standard"><text:span text:style-name="T3"><text:tab/><text:tab/><text:tab/>i++;</text:span></text:p>
      <text:p text:style-name="Standard"><text:span text:style-name="T3"><text:tab/><text:tab/>}</text:span></text:p>
      <text:p text:style-name="Standard"><text:span text:style-name="T3"><text:tab/><text:tab/></text:span><text:span text:style-name="T6">if</text:span><text:span text:style-name="T3"> (i &gt;= n) {</text:span></text:p>
      <text:p text:style-name="Standard"><text:span text:style-name="T3"><text:tab/><text:tab/><text:tab/>cout </text:span><text:span text:style-name="T9">&lt;&lt;</text:span><text:span text:style-name="T3"> </text:span><text:span text:style-name="T10">"Something went wrong!\n"</text:span><text:span text:style-name="T3">;</text:span></text:p>
      <text:p text:style-name="Standard"><text:span text:style-name="T3"><text:tab/><text:tab/><text:tab/></text:span><text:span text:style-name="T6">return</text:span><text:span text:style-name="T3">;</text:span></text:p>
      <text:p text:style-name="Standard"><text:span text:style-name="T3"><text:tab/><text:tab/>}</text:span></text:p>
      <text:p text:style-name="Standard"><text:span text:style-name="T3">//</text:span><text:span text:style-name="T4">efectuez operatia specificata</text:span></text:p>
      <text:p text:style-name="Standard"><text:span text:style-name="T3"><text:tab/><text:tab/></text:span><text:span text:style-name="T8">c</text:span><text:span text:style-name="T3">.getContent().at(i).at(j) = </text:span><text:span text:style-name="T8">func</text:span><text:span text:style-name="T3">(</text:span><text:span text:style-name="T8">a</text:span><text:span text:style-name="T3">.getContent().at(i).at(j), </text:span><text:span text:style-name="T8">b</text:span><text:span text:style-name="T3">.getContent().at(i).at(j));</text:span></text:p>
      <text:p text:style-name="Standard"><text:span text:style-name="T3"><text:tab/><text:tab/>j++;</text:span></text:p>
      <text:p text:style-name="Standard"><text:span text:style-name="T3"><text:tab/>}</text:span></text:p>
      <text:p text:style-name="P4"><text:span text:style-name="T3">}</text:span></text:p>
      <text:p text:style-name="P4"><text:span text:style-name="T3"/></text:p>
      <text:p text:style-name="P4"><text:span text:style-name="T6">template</text:span><text:span text:style-name="T3">&lt;</text:span><text:span text:style-name="T6">class</text:span><text:span text:style-name="T3"> </text:span><text:span text:style-name="T2">T</text:span><text:span text:style-name="T3">&gt; </text:span><text:span text:style-name="T6">void</text:span><text:span text:style-name="T3"> makeThreads(</text:span><text:span text:style-name="T6">int</text:span><text:span text:style-name="T3"> </text:span><text:span text:style-name="T8">nrThread</text:span><text:span text:style-name="T3">, </text:span><text:span text:style-name="T2">Matrix</text:span><text:span text:style-name="T3">&lt;</text:span><text:span text:style-name="T2">T</text:span><text:span text:style-name="T3">&gt; &amp;</text:span><text:span text:style-name="T8">a</text:span><text:span text:style-name="T3">, </text:span><text:span text:style-name="T2">Matrix</text:span><text:span text:style-name="T3">&lt;</text:span><text:span text:style-name="T2">T</text:span><text:span text:style-name="T3">&gt; &amp;</text:span><text:span text:style-name="T8">b</text:span><text:span text:style-name="T3">, </text:span><text:span text:style-name="T2">Matrix</text:span><text:span text:style-name="T3">&lt;</text:span><text:span text:style-name="T2">T</text:span><text:span text:style-name="T3">&gt; &amp;</text:span><text:span text:style-name="T8">c</text:span><text:span text:style-name="T3">, </text:span><text:span text:style-name="T2">function</text:span><text:span text:style-name="T3">&lt;</text:span><text:span text:style-name="T2">T</text:span><text:span text:style-name="T3">(</text:span><text:span text:style-name="T2">T</text:span><text:span text:style-name="T3">, </text:span><text:span text:style-name="T2">T</text:span><text:span text:style-name="T3">)&gt; </text:span><text:span text:style-name="T8">func</text:span><text:span text:style-name="T3">, </text:span><text:span text:style-name="T2">string</text:span><text:span text:style-name="T3"> </text:span><text:span text:style-name="T8">operation</text:span><text:span text:style-name="T3">)</text:span></text:p>
      <text:p text:style-name="Standard"><text:span text:style-name="T3">{</text:span></text:p>
      <text:p text:style-name="Standard"><text:span text:style-name="T3"><text:tab/></text:span><text:span text:style-name="T2">vector</text:span><text:span text:style-name="T3">&lt;</text:span><text:span text:style-name="T2">thread</text:span><text:span text:style-name="T3">&gt; threads;</text:span></text:p>
      <text:p text:style-name="Standard"><text:span text:style-name="T3"><text:tab/></text:span><text:span text:style-name="T6">int</text:span><text:span text:style-name="T3"> n = </text:span><text:span text:style-name="T8">a</text:span><text:span text:style-name="T3">.getLine();</text:span></text:p>
      <text:p text:style-name="Standard"><text:span text:style-name="T3"><text:tab/></text:span><text:span text:style-name="T6">int</text:span><text:span text:style-name="T3"> m = </text:span><text:span text:style-name="T8">a</text:span><text:span text:style-name="T3">.getCol();</text:span></text:p>
      <text:p text:style-name="Standard"><text:span text:style-name="T3"><text:tab/></text:span><text:span text:style-name="T6">int</text:span><text:span text:style-name="T3"> size = n * m;</text:span></text:p>
      <text:p text:style-name="Standard"><text:span text:style-name="T3"><text:tab/></text:span><text:span text:style-name="T6">int</text:span><text:span text:style-name="T3"> rest = size % </text:span><text:span text:style-name="T8">nrThread</text:span><text:span text:style-name="T3">;</text:span></text:p>
      <text:p text:style-name="Standard"><text:soft-page-break/><text:span text:style-name="T3"><text:tab/></text:span><text:span text:style-name="T6">int</text:span><text:span text:style-name="T3"> capacity = size / </text:span><text:span text:style-name="T8">nrThread</text:span><text:span text:style-name="T3">;</text:span></text:p>
      <text:p text:style-name="Standard"><text:span text:style-name="T3"><text:tab/></text:span><text:span text:style-name="T6">int</text:span><text:span text:style-name="T3"> start = 0;</text:span></text:p>
      <text:p text:style-name="Standard"><text:span text:style-name="T3"><text:tab/></text:span><text:span text:style-name="T6">int</text:span><text:span text:style-name="T3"> end = capacity;</text:span></text:p>
      <text:p text:style-name="P6"/>
      <text:p text:style-name="Standard"><text:span text:style-name="T3"><text:tab/></text:span><text:span text:style-name="T6">for</text:span><text:span text:style-name="T3"> (</text:span><text:span text:style-name="T6">int</text:span><text:span text:style-name="T3"> i = 0; i &lt; </text:span><text:span text:style-name="T8">nrThread</text:span><text:span text:style-name="T3">; i++) {</text:span></text:p>
      <text:p text:style-name="Standard"><text:span text:style-name="T3"><text:tab/><text:tab/></text:span><text:span text:style-name="T6">if</text:span><text:span text:style-name="T3"> (rest != 0) {</text:span></text:p>
      <text:p text:style-name="Standard"><text:span text:style-name="T3"><text:tab/><text:tab/><text:tab/>rest--;</text:span></text:p>
      <text:p text:style-name="Standard"><text:span text:style-name="T3"><text:tab/><text:tab/><text:tab/>end++;</text:span></text:p>
      <text:p text:style-name="Standard"><text:span text:style-name="T3"><text:tab/><text:tab/>}</text:span></text:p>
      <text:p text:style-name="Standard"><text:span text:style-name="T3"><text:tab/><text:tab/>threads.push_back(</text:span><text:span text:style-name="T2">thread</text:span><text:span text:style-name="T3">(threadFunction&lt;</text:span><text:span text:style-name="T2">T</text:span><text:span text:style-name="T3">&gt;, start, end, </text:span><text:span text:style-name="T8">a</text:span><text:span text:style-name="T3">, </text:span><text:span text:style-name="T8">b</text:span><text:span text:style-name="T3">, std::ref(</text:span><text:span text:style-name="T8">c</text:span><text:span text:style-name="T3">), </text:span><text:span text:style-name="T8">func</text:span><text:span text:style-name="T3">));</text:span></text:p>
      <text:p text:style-name="Standard"><text:span text:style-name="T3"><text:tab/><text:tab/>start = end;</text:span></text:p>
      <text:p text:style-name="Standard"><text:span text:style-name="T3"><text:tab/><text:tab/>end += capacity;</text:span></text:p>
      <text:p text:style-name="Standard"><text:span text:style-name="T3"><text:tab/>}</text:span></text:p>
      <text:p text:style-name="P6"/>
      <text:p text:style-name="Standard"><text:span text:style-name="T3"><text:tab/></text:span><text:span text:style-name="T6">for</text:span><text:span text:style-name="T3"> (</text:span><text:span text:style-name="T6">int</text:span><text:span text:style-name="T3"> i = 0; i &lt; threads.size(); i++) {</text:span></text:p>
      <text:p text:style-name="Standard"><text:span text:style-name="T3"><text:tab/><text:tab/>threads.at(i).join();</text:span></text:p>
      <text:p text:style-name="P4"><text:span text:style-name="T3"><text:tab/>}</text:span></text:p>
      <text:p text:style-name="P7"><text:span text:style-name="T3">}</text:span></text:p>
      <text:p text:style-name="P4"><text:span text:style-name="T3"/></text:p>
      <text:p text:style-name="P9"><text:span text:style-name="T5">Java</text:span></text:p>
      <text:p text:style-name="P5"><text:span text:style-name="T3"/></text:p>
      <text:p text:style-name="P11"><text:span text:style-name="T14">public </text:span>&lt;<text:span text:style-name="T16">T</text:span>&gt; <text:span text:style-name="T14">void </text:span>createGeneralThreads(<text:span text:style-name="T14">int </text:span>nrThreads, GeneralMatrix&lt;<text:span text:style-name="T16">T</text:span>&gt; a, GeneralMatrix&lt;<text:span text:style-name="T16">T</text:span>&gt; b, GeneralMatrix&lt;<text:span text:style-name="T16">T</text:span>&gt; c, BinaryOperator&lt;<text:span text:style-name="T16">T</text:span>&gt; func, String operation) <text:span text:style-name="T14">throws </text:span>InterruptedException {</text:p>
      <text:p text:style-name="P12"><text:s text:c="4"/><text:span text:style-name="T12">Thread threads[] = </text:span><text:span text:style-name="T15">new </text:span><text:span text:style-name="T12">Thread[nrThreads];</text:span></text:p>
      <text:p text:style-name="P12"><text:s text:c="4"/><text:span text:style-name="T15">int </text:span><text:span text:style-name="T12">n = a.getNumberOfLines();</text:span></text:p>
      <text:p text:style-name="P12"><text:s text:c="4"/><text:span text:style-name="T15">int </text:span><text:span text:style-name="T12">m = a.getNumberOfColumns();</text:span></text:p>
      <text:p text:style-name="P12"><text:s text:c="4"/><text:span text:style-name="T15">int </text:span><text:span text:style-name="T12">size = n * m;</text:span></text:p>
      <text:p text:style-name="P12"><text:s text:c="4"/><text:span text:style-name="T15">int </text:span><text:span text:style-name="T12">rest = size % nrThreads;</text:span></text:p>
      <text:p text:style-name="P12"><text:s text:c="4"/><text:span text:style-name="T15">int </text:span><text:span text:style-name="T12">capacity = size / nrThreads;</text:span></text:p>
      <text:p text:style-name="P12"><text:s text:c="4"/><text:span text:style-name="T15">int </text:span><text:span text:style-name="T12">start = </text:span><text:span text:style-name="T7">0</text:span><text:span text:style-name="T12">;</text:span></text:p>
      <text:p text:style-name="P12"><text:s text:c="4"/><text:span text:style-name="T15">int </text:span><text:span text:style-name="T12">end = capacity;</text:span></text:p>
      <text:p text:style-name="P12"><text:s text:c="4"/><text:span text:style-name="T15">for </text:span><text:span text:style-name="T12">(</text:span><text:span text:style-name="T15">int </text:span><text:span text:style-name="T12">i = </text:span><text:span text:style-name="T7">0</text:span><text:span text:style-name="T12">; i &lt; nrThreads; i++) {</text:span></text:p>
      <text:p text:style-name="P12"><text:s text:c="8"/><text:span text:style-name="T15">if </text:span><text:span text:style-name="T12">(rest != </text:span><text:span text:style-name="T7">0</text:span><text:span text:style-name="T12">) {</text:span></text:p>
      <text:p text:style-name="P12"><text:s text:c="12"/><text:span text:style-name="T12">rest--;</text:span></text:p>
      <text:p text:style-name="P12"><text:s text:c="12"/><text:span text:style-name="T12">end++;</text:span></text:p>
      <text:p text:style-name="P12"><text:s text:c="8"/><text:span text:style-name="T12">}</text:span></text:p>
      <text:p text:style-name="P12"><text:s text:c="8"/><text:span text:style-name="T12">GeneralMatrixThread&lt;</text:span><text:span text:style-name="T17">T</text:span><text:span text:style-name="T12">&gt; target = </text:span><text:span text:style-name="T15">new </text:span><text:span text:style-name="T12">GeneralMatrixThread&lt;&gt;(start, end, n, m, a, b, c, </text:span><text:span text:style-name="T18">"Thread " </text:span><text:span text:style-name="T12">+ i, func);</text:span></text:p>
      <text:p text:style-name="P12"><text:s text:c="8"/><text:span text:style-name="T12">threads[i] = </text:span><text:span text:style-name="T15">new </text:span><text:span text:style-name="T12">Thread(target);</text:span></text:p>
      <text:p text:style-name="P12"><text:s text:c="8"/><text:span text:style-name="T12">start = end;</text:span></text:p>
      <text:p text:style-name="P12"><text:s text:c="8"/><text:span text:style-name="T12">end += capacity;</text:span></text:p>
      <text:p text:style-name="P12"><text:s text:c="4"/><text:span text:style-name="T12">}</text:span></text:p>
      <text:p text:style-name="P12"><text:s text:c="4"/><text:span text:style-name="T15">for </text:span><text:span text:style-name="T12">(</text:span><text:span text:style-name="T15">int </text:span><text:span text:style-name="T12">i = </text:span><text:span text:style-name="T7">0</text:span><text:span text:style-name="T12">; i &lt; nrThreads; i++) {</text:span></text:p>
      <text:p text:style-name="P12"><text:s text:c="8"/><text:span text:style-name="T12">threads[i].run();</text:span></text:p>
      <text:p text:style-name="P12"><text:s text:c="4"/><text:span text:style-name="T12">}</text:span></text:p>
      <text:p text:style-name="P12"><text:s text:c="4"/><text:span text:style-name="T15">for </text:span><text:span text:style-name="T12">(</text:span><text:span text:style-name="T15">int </text:span><text:span text:style-name="T12">i = </text:span><text:span text:style-name="T7">0</text:span><text:span text:style-name="T12">; i &lt; nrThreads; i++) {</text:span></text:p>
      <text:p text:style-name="P12"><text:s text:c="8"/><text:span text:style-name="T12">threads[i].join();</text:span></text:p>
      <text:p text:style-name="P13"><text:s text:c="4"/><text:span text:style-name="T12">}</text:span></text:p>
      <text:p text:style-name="P13"><text:span text:style-name="T13">}</text:span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1"><text:soft-page-break/><text:span text:style-name="T14">public class </text:span>GeneralMatrixThread&lt;<text:span text:style-name="T16">T</text:span>&gt; <text:span text:style-name="T14">implements </text:span>ThreadMatrix{</text:p>
      <text:p text:style-name="P12"><text:s text:c="4"/><text:span text:style-name="T12">...</text:span></text:p>
      <text:p text:style-name="P12"><text:span text:style-name="T12"/></text:p>
      <text:p text:style-name="P12"><text:s text:c="4"/><text:span text:style-name="T22">@Override</text:span></text:p>
      <text:p text:style-name="P12"><text:span text:style-name="T21"><text:s text:c="4"/></text:span><text:span text:style-name="T15">public void </text:span><text:span text:style-name="T12">run() {</text:span></text:p>
      <text:p text:style-name="P12"><text:s text:c="8"/><text:span text:style-name="T19">operations</text:span><text:span text:style-name="T12">.add(</text:span><text:span text:style-name="T18">"Number of operations: " </text:span><text:span text:style-name="T12">+ (</text:span><text:span text:style-name="T19">end </text:span><text:span text:style-name="T12">- </text:span><text:span text:style-name="T19">start</text:span><text:span text:style-name="T12">));</text:span></text:p>
      <text:p text:style-name="P12"><text:s text:c="8"/><text:span text:style-name="T15">int </text:span><text:span text:style-name="T12">i = </text:span><text:span text:style-name="T19">start </text:span><text:span text:style-name="T12">/ </text:span><text:span text:style-name="T19">m</text:span><text:span text:style-name="T12">;</text:span></text:p>
      <text:p text:style-name="P12"><text:s text:c="8"/><text:span text:style-name="T15">int </text:span><text:span text:style-name="T12">j = </text:span><text:span text:style-name="T19">start </text:span><text:span text:style-name="T12">% </text:span><text:span text:style-name="T19">m</text:span><text:span text:style-name="T12">;</text:span></text:p>
      <text:p text:style-name="P12"><text:s text:c="8"/><text:span text:style-name="T15">for </text:span><text:span text:style-name="T12">(</text:span><text:span text:style-name="T15">int </text:span><text:span text:style-name="T12">k = </text:span><text:span text:style-name="T19">start</text:span><text:span text:style-name="T12">; k &lt; </text:span><text:span text:style-name="T19">end</text:span><text:span text:style-name="T12">; k++) {</text:span></text:p>
      <text:p text:style-name="P12"><text:s text:c="12"/><text:span text:style-name="T15">if </text:span><text:span text:style-name="T12">(j &gt;= </text:span><text:span text:style-name="T19">m</text:span><text:span text:style-name="T12">) {</text:span></text:p>
      <text:p text:style-name="P12"><text:s text:c="16"/><text:span text:style-name="T12">j = </text:span><text:span text:style-name="T7">0</text:span><text:span text:style-name="T12">;</text:span></text:p>
      <text:p text:style-name="P12"><text:s text:c="16"/><text:span text:style-name="T12">i++;</text:span></text:p>
      <text:p text:style-name="P12"><text:s text:c="12"/><text:span text:style-name="T12">}</text:span></text:p>
      <text:p text:style-name="P12"><text:s text:c="12"/><text:span text:style-name="T15">if </text:span><text:span text:style-name="T12">(i&gt;=</text:span><text:span text:style-name="T19">n</text:span><text:span text:style-name="T12">) {</text:span></text:p>
      <text:p text:style-name="P12"><text:s text:c="16"/><text:span text:style-name="T12">System.</text:span><text:span text:style-name="T20">out</text:span><text:span text:style-name="T12">.println(</text:span><text:span text:style-name="T18">"Something went wrong!"</text:span><text:span text:style-name="T12">);</text:span></text:p>
      <text:p text:style-name="P12"><text:s text:c="16"/><text:span text:style-name="T15">return</text:span><text:span text:style-name="T12">;</text:span></text:p>
      <text:p text:style-name="P12"><text:s text:c="12"/><text:span text:style-name="T12">}</text:span></text:p>
      <text:p text:style-name="P12"><text:s text:c="12"/><text:span text:style-name="T19">c</text:span><text:span text:style-name="T12">.setElement(i,j,</text:span><text:span text:style-name="T19">function</text:span><text:span text:style-name="T12">.apply(</text:span><text:span text:style-name="T19">a</text:span><text:span text:style-name="T12">.getElement(i,j), </text:span><text:span text:style-name="T19">b</text:span><text:span text:style-name="T12">.getElement(i,j)));</text:span></text:p>
      <text:p text:style-name="P12"><text:s text:c="12"/><text:span text:style-name="T12">j++;</text:span></text:p>
      <text:p text:style-name="P12"><text:s text:c="8"/><text:span text:style-name="T12">}</text:span></text:p>
      <text:p text:style-name="P12"><text:s text:c="4"/><text:span text:style-name="T12">}</text:span></text:p>
      <text:p text:style-name="P12"><text:s text:c="3"/><text:span text:style-name="T22">...</text:span></text:p>
      <text:p text:style-name="P14">}</text:p>
      <text:p text:style-name="P5">Testare si analiza: </text:p>
      <text:p text:style-name="P5"><text:tab/>System information:<text:line-break/><text:tab/><text:tab/>Microsoft Windows 10 build 15063<text:line-break/><text:tab/><text:tab/>Intel(R) Core(TM) i3-7100U CPU @ 2.40GHz<text:line-break/><text:tab/><text:tab/>Memory: 545.6 MiB/3.9 GiB<text:line-break/><text:line-break/><text:tab/><text:tab/>Physical processors:2<text:line-break/><text:tab/><text:tab/>Logical processors:4</text:p>
      <text:p text:style-name="P5"/>
      <text:p text:style-name="P5"><text:tab/><text:span text:style-name="T23">Testarea se face pe matrici de </text:span><text:span text:style-name="T11">1000X1000</text:span><text:span text:style-name="T23"> aceste matrici contine elemente generate random cuprinse intre 1 si 1000 de catre programul scris in java. Aceleasi fisiere sunt folosite si la programul scris in c++.</text:span></text:p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A1" office:value-type="string">
            <text:p text:style-name="P15"/>
          </table:table-cell>
          <table:table-cell table:style-name="Table1.D1" office:value-type="string">
            <text:p text:style-name="P25">Java</text:p>
          </table:table-cell>
          <table:table-cell table:style-name="Table1.E1" office:value-type="string">
            <text:p text:style-name="P17">C++</text:p>
          </table:table-cell>
        </table:table-row>
        <table:table-row>
          <table:table-cell table:style-name="Table1.D1" office:value-type="string">
            <text:p text:style-name="P17">Operatie</text:p>
          </table:table-cell>
          <table:table-cell table:style-name="Table1.D1" office:value-type="string">
            <text:p text:style-name="P19">Tip operanzi</text:p>
          </table:table-cell>
          <table:table-cell table:style-name="Table1.E1" office:value-type="string">
            <text:p text:style-name="P19">Nr thread</text:p>
          </table:table-cell>
          <table:table-cell table:style-name="Table1.D2" office:value-type="string">
            <text:p text:style-name="P17">Timp in ms</text:p>
          </table:table-cell>
          <table:table-cell table:style-name="Table1.E2" office:value-type="string">
            <text:p text:style-name="P17">Timp in ms</text:p>
          </table:table-cell>
        </table:table-row>
        <table:table-row>
          <table:table-cell table:style-name="Table1.D2" office:value-type="string">
            <text:p text:style-name="P17">*</text:p>
          </table:table-cell>
          <table:table-cell table:style-name="Table1.D2" office:value-type="string">
            <text:p text:style-name="P21">double</text:p>
          </table:table-cell>
          <table:table-cell table:style-name="Table1.D2" office:value-type="string">
            <text:p text:style-name="P20">2</text:p>
          </table:table-cell>
          <table:table-cell table:style-name="Table1.D2" office:value-type="string">
            <text:p text:style-name="P23">120</text:p>
          </table:table-cell>
          <table:table-cell table:style-name="Table1.E2" office:value-type="string">
            <text:p text:style-name="P22">29</text:p>
          </table:table-cell>
        </table:table-row>
        <table:table-row>
          <table:table-cell table:style-name="Table1.D2" office:value-type="string">
            <text:p text:style-name="P17">*</text:p>
          </table:table-cell>
          <table:table-cell table:style-name="Table1.D2" office:value-type="string">
            <text:p text:style-name="P21">complex</text:p>
          </table:table-cell>
          <table:table-cell table:style-name="Table1.D2" office:value-type="string">
            <text:p text:style-name="P20">2</text:p>
          </table:table-cell>
          <table:table-cell table:style-name="Table1.D2" office:value-type="string">
            <text:p text:style-name="P22">148</text:p>
          </table:table-cell>
          <table:table-cell table:style-name="Table1.E2" office:value-type="string">
            <text:p text:style-name="P24">42</text:p>
          </table:table-cell>
        </table:table-row>
        <table:table-row>
          <table:table-cell table:style-name="Table1.D2" office:value-type="string">
            <text:p text:style-name="P17">¤ </text:p>
          </table:table-cell>
          <table:table-cell table:style-name="Table1.D2" office:value-type="string">
            <text:p text:style-name="P21">double</text:p>
          </table:table-cell>
          <table:table-cell table:style-name="Table1.D2" office:value-type="string">
            <text:p text:style-name="P20">2</text:p>
          </table:table-cell>
          <table:table-cell table:style-name="Table1.D2" office:value-type="string">
            <text:p text:style-name="P23">96</text:p>
          </table:table-cell>
          <table:table-cell table:style-name="Table1.E2" office:value-type="string">
            <text:p text:style-name="P24">27</text:p>
          </table:table-cell>
        </table:table-row>
        <table:table-row>
          <table:table-cell table:style-name="Table1.D2" office:value-type="string">
            <text:p text:style-name="P18">¤ </text:p>
          </table:table-cell>
          <table:table-cell table:style-name="Table1.D2" office:value-type="string">
            <text:p text:style-name="P21">complex</text:p>
          </table:table-cell>
          <table:table-cell table:style-name="Table1.D2" office:value-type="string">
            <text:p text:style-name="P20">2</text:p>
          </table:table-cell>
          <table:table-cell table:style-name="Table1.D2" office:value-type="string">
            <text:p text:style-name="P23">175</text:p>
          </table:table-cell>
          <table:table-cell table:style-name="Table1.E2" office:value-type="string">
            <text:p text:style-name="P26">41</text:p>
          </table:table-cell>
        </table:table-row>
        <table:table-row>
          <table:table-cell table:style-name="Table1.D2" office:value-type="string">
            <text:p text:style-name="P17">*</text:p>
          </table:table-cell>
          <table:table-cell table:style-name="Table1.D2" office:value-type="string">
            <text:p text:style-name="P21">double</text:p>
          </table:table-cell>
          <table:table-cell table:style-name="Table1.D2" office:value-type="string">
            <text:p text:style-name="P20">4</text:p>
          </table:table-cell>
          <table:table-cell table:style-name="Table1.D2" office:value-type="string">
            <text:p text:style-name="P23">93</text:p>
          </table:table-cell>
          <table:table-cell table:style-name="Table1.E2" office:value-type="string">
            <text:p text:style-name="P24">38</text:p>
          </table:table-cell>
        </table:table-row>
        <table:table-row>
          <table:table-cell table:style-name="Table1.D2" office:value-type="string">
            <text:p text:style-name="P17">*</text:p>
          </table:table-cell>
          <table:table-cell table:style-name="Table1.D2" office:value-type="string">
            <text:p text:style-name="P21">complex</text:p>
          </table:table-cell>
          <table:table-cell table:style-name="Table1.D2" office:value-type="string">
            <text:p text:style-name="P20">4</text:p>
          </table:table-cell>
          <table:table-cell table:style-name="Table1.D2" office:value-type="string">
            <text:p text:style-name="P23">152</text:p>
          </table:table-cell>
          <table:table-cell table:style-name="Table1.E2" office:value-type="string">
            <text:p text:style-name="P24">71</text:p>
          </table:table-cell>
        </table:table-row>
        <table:table-row>
          <table:table-cell table:style-name="Table1.D2" office:value-type="string">
            <text:p text:style-name="P17">¤ </text:p>
          </table:table-cell>
          <table:table-cell table:style-name="Table1.D2" office:value-type="string">
            <text:p text:style-name="P21">double</text:p>
          </table:table-cell>
          <table:table-cell table:style-name="Table1.D2" office:value-type="string">
            <text:p text:style-name="P20">4</text:p>
          </table:table-cell>
          <table:table-cell table:style-name="Table1.D2" office:value-type="string">
            <text:p text:style-name="P23">158</text:p>
          </table:table-cell>
          <table:table-cell table:style-name="Table1.E2" office:value-type="string">
            <text:p text:style-name="P24">33</text:p>
          </table:table-cell>
        </table:table-row>
        <table:table-row>
          <table:table-cell table:style-name="Table1.D2" office:value-type="string">
            <text:p text:style-name="P18">¤ </text:p>
          </table:table-cell>
          <table:table-cell table:style-name="Table1.D2" office:value-type="string">
            <text:p text:style-name="P21">complex</text:p>
          </table:table-cell>
          <table:table-cell table:style-name="Table1.D2" office:value-type="string">
            <text:p text:style-name="P20">4</text:p>
          </table:table-cell>
          <table:table-cell table:style-name="Table1.D2" office:value-type="string">
            <text:p text:style-name="P24">234</text:p>
          </table:table-cell>
          <table:table-cell table:style-name="Table1.E2" office:value-type="string">
            <text:p text:style-name="P26">56</text:p>
          </table:table-cell>
        </table:table-row>
        <table:table-row>
          <table:table-cell table:style-name="Table1.D2" office:value-type="string">
            <text:p text:style-name="P17">*</text:p>
          </table:table-cell>
          <table:table-cell table:style-name="Table1.D2" office:value-type="string">
            <text:p text:style-name="P21">double</text:p>
          </table:table-cell>
          <table:table-cell table:style-name="Table1.D2" office:value-type="string">
            <text:p text:style-name="P20">6</text:p>
          </table:table-cell>
          <table:table-cell table:style-name="Table1.D2" office:value-type="string">
            <text:p text:style-name="P23">126</text:p>
          </table:table-cell>
          <table:table-cell table:style-name="Table1.E2" office:value-type="string">
            <text:p text:style-name="P24">52</text:p>
          </table:table-cell>
        </table:table-row>
        <text:soft-page-break/>
        <table:table-row>
          <table:table-cell table:style-name="Table1.D2" office:value-type="string">
            <text:p text:style-name="P15">*</text:p>
          </table:table-cell>
          <table:table-cell table:style-name="Table1.D2" office:value-type="string">
            <text:p text:style-name="P20">complex</text:p>
          </table:table-cell>
          <table:table-cell table:style-name="Table1.D2" office:value-type="string">
            <text:p text:style-name="P20">6</text:p>
          </table:table-cell>
          <table:table-cell table:style-name="Table1.D2" office:value-type="string">
            <text:p text:style-name="P23">192</text:p>
          </table:table-cell>
          <table:table-cell table:style-name="Table1.E2" office:value-type="string">
            <text:p text:style-name="P24">79</text:p>
          </table:table-cell>
        </table:table-row>
        <table:table-row>
          <table:table-cell table:style-name="Table1.D2" office:value-type="string">
            <text:p text:style-name="P15">¤ </text:p>
          </table:table-cell>
          <table:table-cell table:style-name="Table1.D2" office:value-type="string">
            <text:p text:style-name="P20">double</text:p>
          </table:table-cell>
          <table:table-cell table:style-name="Table1.D2" office:value-type="string">
            <text:p text:style-name="P20">6</text:p>
          </table:table-cell>
          <table:table-cell table:style-name="Table1.D2" office:value-type="string">
            <text:p text:style-name="P23">152</text:p>
          </table:table-cell>
          <table:table-cell table:style-name="Table1.E2" office:value-type="string">
            <text:p text:style-name="P24">48</text:p>
          </table:table-cell>
        </table:table-row>
        <table:table-row>
          <table:table-cell table:style-name="Table1.D2" office:value-type="string">
            <text:p text:style-name="P16">¤ </text:p>
          </table:table-cell>
          <table:table-cell table:style-name="Table1.D2" office:value-type="string">
            <text:p text:style-name="P20">complex</text:p>
          </table:table-cell>
          <table:table-cell table:style-name="Table1.D2" office:value-type="string">
            <text:p text:style-name="P20">6</text:p>
          </table:table-cell>
          <table:table-cell table:style-name="Table1.D2" office:value-type="string">
            <text:p text:style-name="P24">223</text:p>
          </table:table-cell>
          <table:table-cell table:style-name="Table1.E2" office:value-type="string">
            <text:p text:style-name="P26">76</text:p>
          </table:table-cell>
        </table:table-row>
        <table:table-row>
          <table:table-cell table:style-name="Table1.D2" office:value-type="string">
            <text:p text:style-name="P15">*</text:p>
          </table:table-cell>
          <table:table-cell table:style-name="Table1.D2" office:value-type="string">
            <text:p text:style-name="P20">double</text:p>
          </table:table-cell>
          <table:table-cell table:style-name="Table1.D2" office:value-type="string">
            <text:p text:style-name="P20">8</text:p>
          </table:table-cell>
          <table:table-cell table:style-name="Table1.D2" office:value-type="string">
            <text:p text:style-name="P23">117</text:p>
          </table:table-cell>
          <table:table-cell table:style-name="Table1.E2" office:value-type="string">
            <text:p text:style-name="P24">58</text:p>
          </table:table-cell>
        </table:table-row>
        <table:table-row>
          <table:table-cell table:style-name="Table1.D2" office:value-type="string">
            <text:p text:style-name="P15">*</text:p>
          </table:table-cell>
          <table:table-cell table:style-name="Table1.D2" office:value-type="string">
            <text:p text:style-name="P20">complex</text:p>
          </table:table-cell>
          <table:table-cell table:style-name="Table1.D2" office:value-type="string">
            <text:p text:style-name="P20">8</text:p>
          </table:table-cell>
          <table:table-cell table:style-name="Table1.D2" office:value-type="string">
            <text:p text:style-name="P23">129</text:p>
          </table:table-cell>
          <table:table-cell table:style-name="Table1.E2" office:value-type="string">
            <text:p text:style-name="P24">97</text:p>
          </table:table-cell>
        </table:table-row>
        <table:table-row>
          <table:table-cell table:style-name="Table1.D2" office:value-type="string">
            <text:p text:style-name="P15">¤ </text:p>
          </table:table-cell>
          <table:table-cell table:style-name="Table1.D2" office:value-type="string">
            <text:p text:style-name="P20">double</text:p>
          </table:table-cell>
          <table:table-cell table:style-name="Table1.D2" office:value-type="string">
            <text:p text:style-name="P20">8</text:p>
          </table:table-cell>
          <table:table-cell table:style-name="Table1.D2" office:value-type="string">
            <text:p text:style-name="P23">116</text:p>
          </table:table-cell>
          <table:table-cell table:style-name="Table1.E2" office:value-type="string">
            <text:p text:style-name="P24">52</text:p>
          </table:table-cell>
        </table:table-row>
        <table:table-row>
          <table:table-cell table:style-name="Table1.D2" office:value-type="string">
            <text:p text:style-name="P16">¤ </text:p>
          </table:table-cell>
          <table:table-cell table:style-name="Table1.D2" office:value-type="string">
            <text:p text:style-name="P20">complex</text:p>
          </table:table-cell>
          <table:table-cell table:style-name="Table1.D2" office:value-type="string">
            <text:p text:style-name="P20">8</text:p>
          </table:table-cell>
          <table:table-cell table:style-name="Table1.D2" office:value-type="string">
            <text:p text:style-name="P24">282</text:p>
          </table:table-cell>
          <table:table-cell table:style-name="Table1.E2" office:value-type="string">
            <text:p text:style-name="P26">95</text:p>
          </table:table-cell>
        </table:table-row>
      </table:table>
      <text:p text:style-name="P5"/>
      <text:p text:style-name="P10">Analiza comparativa: </text:p>
      <text:p text:style-name="P10">· Analiza dependentei performantei de tipul elementelor; </text:p>
      <text:p text:style-name="P10"/>
      <text:p text:style-name="P10"><text:tab/>Operatiile care au avut ca operanzi elemente de tip double s-au executat mai repede decat cele cu numere complexe.</text:p>
      <text:p text:style-name="P10"/>
      <text:p text:style-name="P10">· Analiza dependentei performantei de operatorul folosit si </text:p>
      <text:p text:style-name="P10"/>
      <text:p text:style-name="P10"><text:tab/>Operatiile cu operatorul de inmultire au fost executate mai rapid decat cele cu operatorul <text:span text:style-name="T23">¤ .</text:span></text:p>
      <text:p text:style-name="P10"/>
      <text:p text:style-name="P10">· Analiza performantei Java versus C++ </text:p>
      <text:p text:style-name="P10"/>
      <text:p text:style-name="P10"><text:tab/>C++ este mai rapid ca si java. Cu cat creste numarul de threaduri, in ambele limbaje, creste si timpul de executie.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Tahoma1" svg:font-family="Tahoma"/>
    <style:font-face style:name="Liberation Mono" svg:font-family="'Liberation Mono'" style:font-family-generic="modern" style:font-pitch="fixed"/>
    <style:font-face style:name="Consolas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9S</meta:editing-duration>
    <meta:editing-cycles>3</meta:editing-cycles>
    <meta:generator>LibreOffice/5.4.2.2$Windows_x86 LibreOffice_project/22b09f6418e8c2d508a9eaf86b2399209b0990f4</meta:generator>
    <dc:date>2017-10-31T12:43:36.675000000</dc:date>
    <meta:print-date>2017-10-31T12:43:22.158000000</meta:print-date>
    <meta:document-statistic meta:table-count="1" meta:image-count="0" meta:object-count="0" meta:page-count="4" meta:paragraph-count="202" meta:word-count="753" meta:character-count="4707" meta:non-whitespace-character-count="3718"/>
    <meta:user-defined meta:name="Info 1"/>
    <meta:user-defined meta:name="Info 2"/>
    <meta:user-defined meta:name="Info 3"/>
    <meta:user-defined meta:name="Info 4"/>
  </office:meta>
</office:document-meta>
</file>